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weight="bold"/>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Preformatted_20_Text" style:list-style-name="L7"/>
    <style:style style:name="P17" style:family="paragraph" style:parent-style-name="Preformatted_20_Text" style:list-style-name="L7">
      <style:paragraph-properties fo:margin-top="0cm" fo:margin-bottom="0.499cm" loext:contextual-spacing="false"/>
    </style:style>
    <style:style style:name="T1" style:family="text">
      <style:text-properties style:text-position="-33% 80%"/>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xercice 0</text:h>
      <text:p text:style-name="Text_20_body">Télécharger les fichiers suivants sur moodle : </text:p>
      <text:list xml:id="list1604414784564012456" text:style-name="L1">
        <text:list-item>
          <text:p text:style-name="P9">tris.h </text:p>
        </text:list-item>
        <text:list-item>
          <text:p text:style-name="P9">tris.c </text:p>
        </text:list-item>
        <text:list-item>
          <text:p text:style-name="P9">mesure_tris.c </text:p>
        </text:list-item>
        <text:list-item>
          <text:p text:style-name="P1">Makefile </text:p>
        </text:list-item>
      </text:list>
      <text:p text:style-name="Text_20_body">Le fichier tris.c contient : </text:p>
      <text:list xml:id="list4146811360844351143" text:style-name="L2">
        <text:list-item>
          <text:p text:style-name="P10">une fonction de génération aléatoire (generation_aleatoire) permettant d'initialiser le tableau donné en paramètre avec des entiers choisis selon une loi uniforme dans l'intervalle ; </text:p>
        </text:list-item>
        <text:list-item>
          <text:p text:style-name="P10">une procédure de tri, implémentant l'algorithme de tri par insertion </text:p>
        </text:list-item>
        <text:list-item>
          <text:p text:style-name="P10">une procédure de tri, à compléter (cf exercice 4) par l'algorithme de tri par segmentation </text:p>
        </text:list-item>
        <text:list-item>
          <text:p text:style-name="P2">une procédure principale lancer_mesures, qui lit au clavier la valeur de N (comprise entre 1 et NMAX), initialise un tableau T avec la fonction de génération aléatoire et appelle la procédure tri_insertion sur ce tableau. </text:p>
        </text:list-item>
      </text:list>
      <text:p text:style-name="Text_20_body">Copiez ce programme dans un répertoire de votre choix, compilez avec make. Exécutez le programme obtenu pour quelques valeurs de N. </text:p>
      <text:h text:style-name="Heading_20_3" text:outline-level="3">Exercice 1</text:h>
      <text:p text:style-name="Text_20_body">Modifiez le programme tris.c en (ie en modifiant pour compter automatiquement) la fonction tri_insertion de manière à afficher à l'écran après chaque exécution la valeur de (ie le nombre de comparaisons effectuées entre éléments du tableau). Compilez et exécutez le programme obtenu pour quelques valeurs de N.</text:p>
      <text:h text:style-name="Heading_20_3" text:outline-level="3">Exercice 2</text:h>
      <text:p text:style-name="Text_20_body">On souhaite déterminer la fonction <text:span text:style-name="T1">moy</text:span> correspondant à la valeur de (obtenue sur un échantillon aléatoire de tableaux T générés selon une loi uniforme). </text:p>
      <text:h text:style-name="Heading_20_4" text:outline-level="4">Préambule important :</text:h>
      <text:p text:style-name="Text_20_body">Comme pour toute mesure expérimentale, il faut préciser ce qu'on appelle le de l'expérience. Ce protocole consiste à décrire précisément l'expérience qu'on va effectuer, en en fixant à l'avance tous les paramètres. Le choix des paramètres de l'expérience est effectué en fonction de l'objectif de l'expérience : il s'agit d'avoir la garantie que l'analyse des résultats sera pertinente, par rapport à l'objectif fixé. Ce n'est pas en général un problème simple, et il est courant qu'une expérience doive être renouvelée avec un nouveau protocole. </text:p>
      <text:p text:style-name="Text_20_body">Ici, l'objectif annoncé de l'expérience est d'estimer la valeur moyenne d'une fonction : cette valeur dépend de la taille des données et des hypothèses concernant la probabilité d'occurrence de chaque donnée. Les hypothèses probabilistes sont ici fixées par l'énoncé sous la forme d'un programme de génération aléatoire de données. Il reste donc à l'expérimentateur à fixer les valeurs de pour lesquelles il décide d'estimer ce coût. </text:p>
      <text:p text:style-name="Text_20_body"><text:soft-page-break/>La manière d'estimer le coût moyen, pour une valeur de , n'est pas totalement explicitée : la méthode standard consiste à effectuer observations indépendantes, et à calculer la moyenne arithmétique des valeurs observées. Pour simplifier on choisira ici une valeur de (ne dépendant pas de ), que l'on notera dans la suite. </text:p>
      <text:p text:style-name="Text_20_body">Comment compléter le protocole de l'expérience, c'est-à-dire décider quelles valeurs de considérer, et choisir la constante ? Il est logique de penser que plus on considère de valeurs de , et plus on fait d'observations pour chaque valeur, plus les résultats seront pertinents. Mais il y a le problème du coût de l'expérience : ici, la ressource «temps» est limitée, il faut donc faire un compromis. Une solution consiste à réaliser une «maquette» d'expérience, pour se fixer les idées aussi bien sur le temps nécessaire à effectuer les mesures que sur la variabilité des valeurs observées pour une valeur de (par exemple en se limitant à quelques valeurs de et en choisissant un petit). </text:p>
      <text:h text:style-name="Heading_20_4" text:outline-level="4">Contenu de l'exercice</text:h>
      <text:p text:style-name="Text_20_body">Modifiez le programme tris.c pour : </text:p>
      <text:list xml:id="list2268986074601285739" text:style-name="L3">
        <text:list-item>
          <text:p text:style-name="P11">lire au clavier la constante ; </text:p>
        </text:list-item>
        <text:list-item>
          <text:p text:style-name="P11">lire au clavier la constante ; </text:p>
        </text:list-item>
        <text:list-item>
          <text:p text:style-name="P3">effectuer exécutions de la fonction tri_insertion, pour la valeur de lue au clavier, sur des échantillons de valeurs du tableau T générées aléatoirement (avec la fonction generation_aleatoire). </text:p>
        </text:list-item>
      </text:list>
      <text:p text:style-name="Text_20_body">Utilisez ce programme pour évaluer : </text:p>
      <text:list xml:id="list2481963096817034434" text:style-name="L4">
        <text:list-item>
          <text:p text:style-name="P12">la «variabilité» de <text:span text:style-name="T1">moy</text:span> : pour quelques valeurs de N (comprises par exemple entre 100 et 100000), effectuez X mesures de <text:span text:style-name="T1">moy</text:span> et examinez les différentes valeurs obtenues. Varient-elles de manière significative d'une exécution à l'autre ? </text:p>
        </text:list-item>
        <text:list-item>
          <text:p text:style-name="P4">le temps d'exécution nécessaire : jusqu'à quelle valeur de N et de X peut-on raisonnablement aller ? </text:p>
        </text:list-item>
      </text:list>
      <text:p text:style-name="Text_20_body">À l'issue de ces expériences choisissez les valeurs de N et de X que vous allez utiliser dans la suite. Ces valeurs doivent être indiquées dans le compte-rendu <text:span text:style-name="T2">en les justifiant</text:span>. </text:p>
      <text:h text:style-name="Heading_20_3" text:outline-level="3">Exercice 3</text:h>
      <text:p text:style-name="Text_20_body">On peut maintenant effectuer les mesures complètes. Modifiez pour cela le programme tris.c pour qu'il effectue, pour chaque valeur de N retenue, X mesures de <text:span text:style-name="T1">moy</text:span>, calcule la moyenne arithmétique obtenue pour ces X mesures et affiche les résultats à l'écran (une ligne pour chaque série de X mesures comprenant la valeur de N et la moyenne obtenue). </text:p>
      <text:p text:style-name="Text_20_body"><text:span text:style-name="Strong_20_Emphasis">Attention</text:span> : le générateur aléatoire doit être initialisé (en lui fournissant un «germe») une fois <text:span text:style-name="Strong_20_Emphasis">et une seule</text:span> avant d'effectuer l'ensemble des séries de mesure. </text:p>
      <text:p text:style-name="Text_20_body">Reportez ces résultats dans un repère (en indiquant les valeur de N en abscisses et la moyenne correspondante en ordonnées) et tracez l'allure de la courbe obtenue (vous pouvez utiliser directement gnuplot, cf <text:a xlink:type="simple" xlink:href="https://im2ag-moodle.e.ujf-grenoble.fr/mod/page/view.php?id=12388#gnuplot" text:style-name="Internet_20_link" text:visited-style-name="Visited_20_Internet_20_Link">annexe</text:a>). Commentez le résultat en quelques lignes. Est-il conforme à la valeur théorique attendue pour <text:span text:style-name="T1">moy</text:span> ? </text:p>
      <text:h text:style-name="Heading_20_3" text:outline-level="3"><text:soft-page-break/>Exercice 4</text:h>
      <text:p text:style-name="Text_20_body">Complétez la procédure tri_segmentation avec l'algorithme de tri par segmentation (il est conseillé d'ajouter une ou plusieurs procédures auxiliaires). Vérifiez par des tests que votre implémentation est correcte. </text:p>
      <text:p text:style-name="Text_20_body">Refaites les exercices 1 à 3 pour le tri par segmentation. Comparez les résultats obtenus avec ceux obtenus pour le tri par insertion. Ce résultat est-il conforme à la valeur théorique attendue ? </text:p>
      <text:h text:style-name="Heading_20_3" text:outline-level="3">Exercice 5 (optionnel)</text:h>
      <text:p text:style-name="Text_20_body">Refaites les mesures pour les deux algorithmes de tri, en utilisant la fonction de génération generation_aleatoire_non_uniforme à la place de generation_aleatoire. </text:p>
      <text:p text:style-name="Text_20_body">Que pouvez-vous conclure des nouvelles courbes ainsi obtenues ? </text:p>
      <text:h text:style-name="Heading_20_3" text:outline-level="3">Compte-rendu</text:h>
      <text:p text:style-name="P5">Le plagiat (sur un autre groupe de cette année ou d'une année précédente) est interdit.</text:p>
      <text:p text:style-name="Text_20_body">Pour chaque binôme, le compte-rendu et le code écrit doivent être personnel. </text:p>
      <text:p text:style-name="Text_20_body">Le compte-rendu doit être déposé au format PDF. Il devra au moins comporter, <text:span text:style-name="Strong_20_Emphasis">sur 2 pages maximum</text:span> : </text:p>
      <text:list xml:id="list7938879437916406310" text:style-name="L5">
        <text:list-item>
          <text:p text:style-name="P13">une introduction résumant le travail effectué ; </text:p>
        </text:list-item>
        <text:list-item>
          <text:p text:style-name="P13">les courbes obtenues aux exercices 3 à 5; </text:p>
        </text:list-item>
        <text:list-item>
          <text:p text:style-name="P6">l'interprétation des résultats et une conclusion. </text:p>
        </text:list-item>
      </text:list>
      <text:p text:style-name="Text_20_body">Le fichier tris.c complété doit être joint à ce compte-rendu. </text:p>
      <text:h text:style-name="Heading_20_4" text:outline-level="4">Consignes pour le dépôt des fichiers :</text:h>
      <text:list xml:id="list7821960871531486218" text:style-name="L6">
        <text:list-item>
          <text:p text:style-name="P14">Les fichiers (le PDF et tris.c) doivent être déposés séparément sur Moodle, et non groupés dans une archive. </text:p>
        </text:list-item>
        <text:list-item>
          <text:p text:style-name="P14">Un seul rendu doit être fait par binôme (n'importe lequel des étudiants d'un binôme peut corriger/mettre à jour le rendu du binôme). </text:p>
        </text:list-item>
        <text:list-item>
          <text:p text:style-name="P7">Les signatures des fonctions fournies ne doivent pas être modifiées. </text:p>
        </text:list-item>
      </text:list>
      <text:h text:style-name="Heading_20_3" text:outline-level="3"><text:bookmark text:name="gnuplot"/>Annexe : Gnuplot</text:h>
      <text:p text:style-name="Text_20_body">On propose pour tracer les courbes d'utiliser le logiciel gnuplot, <text:span text:style-name="Strong_20_Emphasis">disponible sur le serveur mandelbrot</text:span>. On donne ci-dessous quelques indications pour utiliser ce logiciel, sachant que des informations complémentaires sont disponibles <text:a xlink:type="simple" xlink:href="http://www.gnuplot.info/help.html" text:style-name="Internet_20_link" text:visited-style-name="Visited_20_Internet_20_Link">ici</text:a>. </text:p>
      <text:list xml:id="list1177384431566864373" text:style-name="L7">
        <text:list-header>
          <text:p text:style-name="P8">Format des données : les couples de coordonnées des points à afficher doivent être fournies dans un fichier texte, un couple par ligne, séparés par un (ou plusieurs) espace(s). Ces coordonnées peuvent être entières ou réelles. Pour produire un tel fichier une solution simple consiste à les sorties de votre programme mesure_tris : </text:p>
          <text:p text:style-name="P17">$ mesure_tris &gt; resultat.txt</text:p>
          <text:p text:style-name="P15"><text:soft-page-break/>Attention, les sorties sont redirigées (y compris les messages destinés à l'utilisateur). Il faut donc préalablement supprimer ces messages. </text:p>
        </text:list-header>
        <text:list-item>
          <text:p text:style-name="P15">Le logiciel gnuplot se lance simplement avec la commande gnuplot qui a pour effet de démarrer une session interactive. La commande quit permettra alors de terminer cette session. </text:p>
        </text:list-item>
        <text:list-item>
          <text:p text:style-name="P8">Une fois une session interactive démarrée (l'invite gnuplot&gt; s'affiche)il est possible de tracer la courbe correspondant aux points fournis dans un fichier : </text:p>
          <text:p text:style-name="P17">gnuplot&gt; plot "resultat.txt" with linespoints</text:p>
          <text:p text:style-name="P8">On peut également afficher une seconde courbe dans le même repère, par exemple : </text:p>
          <text:p text:style-name="P17">gnuplot&gt; replot resultat2.txt with linespoints</text:p>
        </text:list-item>
        <text:list-item>
          <text:p text:style-name="P8">Il est possible (et souhaitable...) de nommer les axes et légender les courbes : </text:p>
          <text:p text:style-name="P16">gnuplot&gt; set xlabel "N"</text:p>
          <text:p text:style-name="P16">gnuplot&gt; set ylabel "nombre moyen de comparaisons"</text:p>
          <text:p text:style-name="P17">gnuplot&gt; plot "tri_insertion.txt" with linespoints title "Tri par insertion", "tri_segmentation.txt" with linespoints title "Tri par segmentation"</text:p>
        </text:list-item>
        <text:list-item>
          <text:p text:style-name="P8">Enfin, il est possible de diriger la sortie de gnuplot dans un fichier image PNG (ou PostScript, ou PDF, ...) : </text:p>
          <text:p text:style-name="P16">gnuplot&gt; set term png</text:p>
          <text:p text:style-name="P17">gnuplot&gt; set out "resultat.png" ; plot "tri_insertion.txt" with linespoints title "Tri par insertion", "tri_segmentation.txt" with linespoints title "Tri par segmen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3:48:39.453429792</meta:creation-date>
    <dc:date>2017-09-15T13:49:13.465641266</dc:date>
    <meta:editing-duration>PT34S</meta:editing-duration>
    <meta:editing-cycles>1</meta:editing-cycles>
    <meta:document-statistic meta:table-count="0" meta:image-count="0" meta:object-count="0" meta:page-count="4" meta:paragraph-count="69" meta:word-count="1327" meta:character-count="8425" meta:non-whitespace-character-count="7153"/>
    <meta:generator>LibreOffice/5.1.6.2$Linux_X86_64 LibreOffice_project/10m0$Build-2</meta:generator>
  </office:meta>
</office:document-meta>
</file>